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E000000E2D5BA48A82D53E0C8.png" manifest:media-type="image/png"/>
  <manifest:file-entry manifest:full-path="Pictures/100002010000013E000000E1C8B592D0057A6FC7.png" manifest:media-type="image/png"/>
  <manifest:file-entry manifest:full-path="Pictures/100002010000013E000000E2632831D527E4971F.png" manifest:media-type="image/png"/>
  <manifest:file-entry manifest:full-path="Pictures/1000020100000186000002BA0D1DD52131B6D1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678cm" fo:min-width="3.3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894cm" fo:min-width="2.549cm"/>
    </style:style>
    <style:style style:name="gr4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5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6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db94d"/>
      <style:paragraph-properties fo:text-align="center"/>
    </style:style>
    <style:style style:name="P5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03cm" svg:height="3.928cm" svg:x="3.788cm" svg:y="4.988cm">
          <text:p text:style-name="P1">Local Rep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932cm" svg:height="1.373cm" svg:x="7.466cm" svg:y="9.475cm">
          <draw:image xlink:href="Pictures/100002010000013E000000E2632831D527E4971F.png" xlink:type="simple" xlink:show="embed" xlink:actuate="onLoad">
            <text:p text:style-name="P2">Working Copy</text:p>
          </draw:image>
        </draw:frame>
        <draw:frame draw:style-name="gr2" draw:text-style-name="P3" draw:layer="layout" svg:width="2.199cm" svg:height="3.935cm" draw:transform="skewX (0.000174532925199389) rotate (0.566882941047758) translate (6.304cm 6.452cm)">
          <draw:image xlink:href="Pictures/1000020100000186000002BA0D1DD52131B6D10E.png" xlink:type="simple" xlink:show="embed" xlink:actuate="onLoad">
            <text:p text:style-name="P2">Publish</text:p>
          </draw:image>
        </draw:frame>
        <draw:frame draw:style-name="gr2" draw:text-style-name="P3" draw:layer="layout" svg:width="2.406cm" svg:height="4.306cm" draw:transform="rotate (-2.50315121321027) translate (8.027cm 10.973cm)">
          <draw:image xlink:href="Pictures/1000020100000186000002BA0D1DD52131B6D10E.png" xlink:type="simple" xlink:show="embed" xlink:actuate="onLoad">
            <text:p text:style-name="P2">Install</text:p>
          </draw:image>
        </draw:frame>
        <draw:frame draw:style-name="gr2" draw:text-style-name="P3" draw:layer="layout" svg:width="1.932cm" svg:height="1.373cm" svg:x="2.043cm" svg:y="2.805cm">
          <draw:image xlink:href="Pictures/100002010000013E000000E2632831D527E4971F.png" xlink:type="simple" xlink:show="embed" xlink:actuate="onLoad">
            <text:p text:style-name="P2">Working Copy</text:p>
          </draw:image>
        </draw:frame>
        <draw:frame draw:style-name="gr2" draw:text-style-name="P3" draw:layer="layout" svg:width="2.199cm" svg:height="3.936cm" draw:transform="rotate (0.56635934227216) translate (3.685cm 2.79cm)">
          <draw:image xlink:href="Pictures/1000020100000186000002BA0D1DD52131B6D10E.png" xlink:type="simple" xlink:show="embed" xlink:actuate="onLoad">
            <text:p text:style-name="P2">Install</text:p>
          </draw:image>
        </draw:frame>
        <draw:frame draw:style-name="gr2" draw:text-style-name="P3" draw:layer="layout" svg:width="2.406cm" svg:height="4.305cm" draw:transform="rotate (-2.50315121321027) translate (5.097cm 7.17cm)">
          <draw:image xlink:href="Pictures/1000020100000186000002BA0D1DD52131B6D10E.png" xlink:type="simple" xlink:show="embed" xlink:actuate="onLoad">
            <text:p text:style-name="P2">Publish</text:p>
          </draw:image>
        </draw:frame>
        <draw:frame draw:style-name="gr2" draw:text-style-name="P3" draw:layer="layout" svg:width="1.933cm" svg:height="1.373cm" svg:x="4.785cm" svg:y="6.296cm">
          <draw:image xlink:href="Pictures/100002010000013E000000E2632831D527E4971F.png" xlink:type="simple" xlink:show="embed" xlink:actuate="onLoad">
            <text:p text:style-name="P2">Component</text:p>
            <text:p text:style-name="P2">Directory</text:p>
          </draw:image>
        </draw:frame>
        <draw:custom-shape draw:style-name="gr1" draw:text-style-name="P1" draw:layer="layout" svg:width="3.803cm" svg:height="3.928cm" svg:x="14.97cm" svg:y="4.819cm">
          <text:p text:style-name="P1">Remote Rep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933cm" svg:height="1.373cm" svg:x="15.967cm" svg:y="6.127cm">
          <draw:image xlink:href="Pictures/100002010000013E000000E2632831D527E4971F.png" xlink:type="simple" xlink:show="embed" xlink:actuate="onLoad">
            <text:p text:style-name="P2">Component</text:p>
            <text:p text:style-name="P2">Directory</text:p>
          </draw:image>
        </draw:frame>
        <draw:frame draw:style-name="gr2" draw:text-style-name="P3" draw:layer="layout" svg:width="3.561cm" svg:height="6.372cm" draw:transform="skewX (0.000174532925199426) rotate (1.48876585195116) translate (9.471cm 7.208cm)">
          <draw:image xlink:href="Pictures/1000020100000186000002BA0D1DD52131B6D10E.png" xlink:type="simple" xlink:show="embed" xlink:actuate="onLoad">
            <text:p text:style-name="P2">Install</text:p>
          </draw:image>
        </draw:frame>
        <draw:custom-shape draw:style-name="gr3" draw:text-style-name="P2" draw:layer="layout" svg:width="3.048cm" svg:height="3.429cm" svg:x="12.049cm" svg:y="12.93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4" draw:text-style-name="P4" xml:id="id2" draw:id="id2" draw:layer="layout" svg:width="2.667cm" svg:height="3.175cm" svg:x="9.563cm" svg:y="7.58cm">
          <text:p text:style-name="P2">Local</text:p>
          <text:p text:style-name="P2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xml:id="id4" draw:id="id4" draw:layer="layout" svg:width="2.667cm" svg:height="3.175cm" svg:x="13.178cm" svg:y="17.01cm">
          <text:p text:style-name="P2">Remote</text:p>
          <text:p text:style-name="P2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xml:id="id3" draw:id="id3" draw:layer="layout" svg:width="2.667cm" svg:height="3.175cm" svg:x="5.732cm" svg:y="17.164cm">
          <text:p text:style-name="P2">Remote</text:p>
          <text:p text:style-name="P2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2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2">WC</text:p>
          </draw:image>
        </draw:frame>
        <draw:connector draw:style-name="gr8" draw:text-style-name="P3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2">Install</text:p>
        </draw:connector>
        <draw:connector draw:style-name="gr8" draw:text-style-name="P3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2">Publish</text:p>
        </draw:connector>
        <draw:connector draw:style-name="gr9" draw:text-style-name="P3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2">Install</text:p>
        </draw:connector>
        <draw:connector draw:style-name="gr9" draw:text-style-name="P3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2">Install</text:p>
        </draw:connector>
        <draw:frame draw:style-name="gr7" draw:text-style-name="P2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2">WC</text:p>
          </draw:image>
        </draw:frame>
        <draw:frame draw:style-name="gr7" draw:text-style-name="P2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2">WC</text:p>
          </draw:image>
        </draw:frame>
        <draw:connector draw:style-name="gr8" draw:text-style-name="P3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2">Publish</text:p>
        </draw:connector>
        <draw:connector draw:style-name="gr9" draw:text-style-name="P3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2">Install</text:p>
        </draw:connector>
        <draw:connector draw:style-name="gr9" draw:text-style-name="P3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2">Publish</text:p>
        </draw:connector>
        <draw:connector draw:style-name="gr9" draw:text-style-name="P3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2">Install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5-19T16:55:36.523549316</dc:date>
    <meta:editing-duration>PT15M21S</meta:editing-duration>
    <meta:editing-cycles>3</meta:editing-cycles>
    <meta:generator>LibreOffice/6.0.7.3$Linux_X86_64 LibreOffice_project/00m0$Build-3</meta:generator>
    <meta:document-statistic meta:object-count="26"/>
  </office:meta>
</office:document-meta>
</file>